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322f1" officeooo:paragraph-rsid="001322f1" style:font-size-asian="19.25pt" style:font-size-complex="22pt"/>
    </style:style>
    <style:style style:name="P2" style:family="paragraph" style:parent-style-name="Standard">
      <style:text-properties fo:font-size="20pt" officeooo:rsid="001322f1" officeooo:paragraph-rsid="001322f1" style:font-size-asian="20pt" style:font-size-complex="20pt"/>
    </style:style>
    <style:style style:name="P3" style:family="paragraph" style:parent-style-name="Standard">
      <style:text-properties fo:font-size="18pt" officeooo:rsid="001322f1" officeooo:paragraph-rsid="001322f1" style:font-size-asian="15.75pt" style:font-size-complex="18pt"/>
    </style:style>
    <style:style style:name="P4" style:family="paragraph" style:parent-style-name="Standard">
      <style:text-properties fo:font-size="18pt" officeooo:rsid="0014bb71" officeooo:paragraph-rsid="0014bb71" style:font-size-asian="15.75pt" style:font-size-complex="18pt"/>
    </style:style>
    <style:style style:name="P5" style:family="paragraph" style:parent-style-name="Standard">
      <style:text-properties fo:font-size="18pt" style:text-underline-style="none" officeooo:rsid="0014bb71" officeooo:paragraph-rsid="00169158" style:font-size-asian="15.75pt" style:font-size-complex="18pt"/>
    </style:style>
    <style:style style:name="P6" style:family="paragraph" style:parent-style-name="Standard">
      <style:text-properties fo:font-size="15pt" officeooo:rsid="001322f1" officeooo:paragraph-rsid="0014bb71" style:font-size-asian="13.1000003814697pt" style:font-size-complex="15pt"/>
    </style:style>
    <style:style style:name="P7" style:family="paragraph" style:parent-style-name="Standard">
      <style:text-properties fo:font-size="16pt" officeooo:rsid="0014bb71" officeooo:paragraph-rsid="0014bb71" style:font-size-asian="16pt" style:font-size-complex="16pt"/>
    </style:style>
    <style:style style:name="P8" style:family="paragraph" style:parent-style-name="Standard">
      <style:text-properties fo:font-size="16pt" officeooo:rsid="0014bb71" officeooo:paragraph-rsid="001589cc" style:font-size-asian="16pt" style:font-size-complex="16pt"/>
    </style:style>
    <style:style style:name="P9" style:family="paragraph" style:parent-style-name="Standard">
      <style:text-properties fo:font-size="16pt" style:text-underline-style="solid" style:text-underline-width="auto" style:text-underline-color="font-color" officeooo:rsid="0014bb71" officeooo:paragraph-rsid="0014bb71" style:font-size-asian="16pt" style:font-size-complex="16pt"/>
    </style:style>
    <style:style style:name="P10" style:family="paragraph" style:parent-style-name="Standard">
      <style:text-properties fo:font-size="16pt" style:text-underline-style="solid" style:text-underline-width="auto" style:text-underline-color="font-color" officeooo:rsid="001589cc" officeooo:paragraph-rsid="001589cc" style:font-size-asian="16pt" style:font-size-complex="16pt"/>
    </style:style>
    <style:style style:name="P11" style:family="paragraph" style:parent-style-name="Standard">
      <style:text-properties fo:font-size="16pt" style:text-underline-style="solid" style:text-underline-width="auto" style:text-underline-color="font-color" officeooo:rsid="00169158" officeooo:paragraph-rsid="00169158" style:font-size-asian="16pt" style:font-size-complex="16pt"/>
    </style:style>
    <style:style style:name="P12" style:family="paragraph" style:parent-style-name="Standard">
      <style:text-properties fo:font-size="16pt" style:text-underline-style="solid" style:text-underline-width="auto" style:text-underline-color="font-color" officeooo:rsid="0016cb50" officeooo:paragraph-rsid="0016cb50" style:font-size-asian="16pt" style:font-size-complex="16pt"/>
    </style:style>
    <style:style style:name="P13" style:family="paragraph" style:parent-style-name="Standard">
      <style:text-properties fo:font-size="16pt" style:text-underline-style="none" officeooo:rsid="001589cc" officeooo:paragraph-rsid="001589cc" style:font-size-asian="16pt" style:font-size-complex="16pt"/>
    </style:style>
    <style:style style:name="P14" style:family="paragraph" style:parent-style-name="Standard">
      <style:text-properties fo:font-size="16pt" style:text-underline-style="none" officeooo:rsid="00169158" officeooo:paragraph-rsid="00169158" style:font-size-asian="16pt" style:font-size-complex="16pt"/>
    </style:style>
    <style:style style:name="P15" style:family="paragraph" style:parent-style-name="Standard">
      <style:text-properties fo:font-size="16pt" style:text-underline-style="none" officeooo:rsid="0016cb50" officeooo:paragraph-rsid="0016cb50" style:font-size-asian="16pt" style:font-size-complex="16pt"/>
    </style:style>
    <style:style style:name="P16" style:family="paragraph" style:parent-style-name="Standard">
      <style:text-properties fo:font-size="16pt" style:text-underline-style="none" officeooo:rsid="0014bb71" officeooo:paragraph-rsid="0014bb71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1322f1" style:font-size-asian="32pt" style:font-size-complex="32pt"/>
    </style:style>
    <style:style style:name="T3" style:family="text">
      <style:text-properties fo:font-size="15pt" style:font-size-asian="13.1000003814697pt" style:font-size-complex="15pt"/>
    </style:style>
    <style:style style:name="T4" style:family="text">
      <style:text-properties fo:font-size="15pt" style:text-underline-style="solid" style:text-underline-width="auto" style:text-underline-color="font-color" style:font-size-asian="13.1000003814697pt" style:font-size-complex="15pt"/>
    </style:style>
    <style:style style:name="T5" style:family="text">
      <style:text-properties officeooo:rsid="001589cc"/>
    </style:style>
    <style:style style:name="T6" style:family="text">
      <style:text-properties officeooo:rsid="00169158"/>
    </style:style>
    <style:style style:name="T7" style:family="text">
      <style:text-properties officeooo:rsid="0016cb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1"/><text:span text:style-name="T1"><text:s/></text:span><text:span text:style-name="T2">JURNAL </text:span></text:p>
      <text:p text:style-name="P6"/>
      <text:p text:style-name="P2">Nama : Santia</text:p>
      <text:p text:style-name="P2">Kelas : XI RPL 1</text:p>
      <text:p text:style-name="P2"/>
      <text:p text:style-name="P3">Guru : - Kang Candra</text:p>
      <text:p text:style-name="P3"><text:s text:c="11"/>- Pak Wildan</text:p>
      <text:p text:style-name="P3"><text:s text:c="11"/>- Pak Agung</text:p>
      <text:p text:style-name="P3"><text:s text:c="11"/></text:p>
      <text:p text:style-name="P4">MATERI <text:span text:style-name="T6">1 </text:span>:</text:p>
      <text:p text:style-name="P4"><text:span text:style-name="T3"><text:s/></text:span><text:span text:style-name="T4">Hari : Senin</text:span></text:p>
      <text:p text:style-name="P7">- Pengenalan Pengertian PHP.</text:p>
      <text:p text:style-name="P7">- Menganalisis alat membuat Program.</text:p>
      <text:p text:style-name="P7">- Mengerjakan Materi dan Tugas yang di beri.</text:p>
      <text:p text:style-name="P7"/>
      <text:p text:style-name="P9">Hari : Selasa</text:p>
      <text:p text:style-name="P8">- <text:span text:style-name="T5">Memahami dan Mempelajari Program Menggunakan echo.</text:span></text:p>
      <text:p text:style-name="P8">- <text:span text:style-name="T5">Mengerjakan soal yang di beri oleh guru.</text:span></text:p>
      <text:p text:style-name="P8"><text:span text:style-name="T5">- Menganalisis Program yang dibuat .</text:span></text:p>
      <text:p text:style-name="P8"/>
      <text:p text:style-name="P10">Hari : Rabu</text:p>
      <text:p text:style-name="P13">- Memahami dan Mempelajari Github.</text:p>
      <text:p text:style-name="P13">- Membuat Akun Github dan cara Eksfor file ke Github.</text:p>
      <text:p text:style-name="P13"/>
      <text:p text:style-name="P10">Hari : Kamis</text:p>
      <text:p text:style-name="P13">- <text:span text:style-name="T6">Membuat Program Sederhana menggunakan PHP.</text:span></text:p>
      <text:p text:style-name="P13">- <text:span text:style-name="T6">Memahami Materi Tentang PHP.</text:span></text:p>
      <text:p text:style-name="P13"/>
      <text:p text:style-name="P11">Hari : Jum’at</text:p>
      <text:p text:style-name="P14">- Membuat Program Dengan Menggunakan FROM HTML.</text:p>
      <text:p text:style-name="P14">- Mengulang Atau Mengavaluasi Materi yang telah di Pelajari.</text:p>
      <text:p text:style-name="P14"/>
      <text:p text:style-name="P14"/>
      <text:p text:style-name="P5">MATERI <text:span text:style-name="T6">2 </text:span>:</text:p>
      <text:p text:style-name="P11">Hari : Senin</text:p>
      <text:p text:style-name="P14">- Mempresentasikan Program Kelompok Materi Tentang FROM HTML.</text:p>
      <text:p text:style-name="P14"/>
      <text:p text:style-name="P11"><text:soft-page-break/>Hari : Selasa</text:p>
      <text:p text:style-name="P14">- Melanjutkan Kembali Presentasi Waktu hari senin Sampai Beres.</text:p>
      <text:p text:style-name="P14">- Membuat FROM HTML Sederhana.</text:p>
      <text:p text:style-name="P14"/>
      <text:p text:style-name="P11">Hari : Rabu</text:p>
      <text:p text:style-name="P14">- Mempelajari <text:span text:style-name="T7">FROM Array Multidimensi.</text:span></text:p>
      <text:p text:style-name="P14">- <text:span text:style-name="T7">Membuat Program Sederhana.</text:span></text:p>
      <text:p text:style-name="P14"/>
      <text:p text:style-name="P12">Hari : Kamis</text:p>
      <text:p text:style-name="P15">- Mempelajari Materi tentang Penangganan FROM.</text:p>
      <text:p text:style-name="P15">- Dan Membuat Program sederhana Input Dan Output.</text:p>
      <text:p text:style-name="P15"/>
      <text:p text:style-name="P12">Hari : Jum’at</text:p>
      <text:p text:style-name="P15">- Memahami Dan Mempelajari Materi Function.</text:p>
      <text:p text:style-name="P15">- Membuat Program Menggunakan Function.</text:p>
      <text:p text:style-name="P15">- Mengerjakan Tugas yang di beri oleh Guru.</text:p>
      <text:p text:style-name="P15">- Menganalisi Kembali Materi yang Telah di Pelajari dan di kerjakan.</text:p>
      <text:p text:style-name="P15"/>
      <text:p text:style-name="P12">Hari : Sabtu</text:p>
      <text:p text:style-name="P16">- <text:span text:style-name="T7">Memahami dan Mempelajari TKJ Materi Tentang Pengertian dan fungsi Kabel Straight dan CrossOver</text:span></text:p>
      <text:p text:style-name="P16">- <text:span text:style-name="T7">Mempraktekan Cara Memasang dan Mengecek Apakah Kabel Benar atau <text:s/>Salah.</text:span></text:p>
      <text:p text:style-name="P7"/>
      <text:p text:style-name="P7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0:52:50.916667148</meta:creation-date>
    <dc:date>2019-08-31T11:44:53.475423637</dc:date>
    <meta:editing-duration>PT29S</meta:editing-duration>
    <meta:editing-cycles>1</meta:editing-cycles>
    <meta:document-statistic meta:table-count="0" meta:image-count="0" meta:object-count="0" meta:page-count="2" meta:paragraph-count="45" meta:word-count="239" meta:character-count="1502" meta:non-whitespace-character-count="1219"/>
    <meta:generator>LibreOffice/6.0.7.3$Linux_X86_64 LibreOffice_project/00m0$Build-3</meta:generator>
  </office:meta>
</office:document-meta>
</file>